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fo:hyphenate="true"/>
    </style:style>
    <style:style style:name="T2" style:parent-style-name="DefaultParagraphFont" style:family="text">
      <style:text-properties fo:font-weight="bold" style:font-weight-asian="bold" style:font-weight-complex="bold"/>
    </style:style>
    <style:style style:name="T3" style:parent-style-name="Hyperlink" style:family="text">
      <style:text-properties style:use-window-font-color="true"/>
    </style:style>
    <style:style style:name="T4" style:parent-style-name="Hyperlink" style:family="text">
      <style:text-properties style:use-window-font-color="true"/>
    </style:style>
    <style:style style:name="T5" style:parent-style-name="Hyperlink" style:family="text">
      <style:text-properties style:use-window-font-color="true"/>
    </style:style>
    <style:style style:name="T6" style:parent-style-name="Hyperlink" style:family="text">
      <style:text-properties style:use-window-font-color="true"/>
    </style:style>
    <style:style style:name="T7" style:parent-style-name="Hyperlink" style:family="text">
      <style:text-properties style:use-window-font-color="true"/>
    </style:style>
    <style:style style:name="T8" style:parent-style-name="Hyperlink" style:family="text">
      <style:text-properties style:use-window-font-color="true"/>
    </style:style>
    <style:style style:name="T9" style:parent-style-name="Hyperlink" style:family="text">
      <style:text-properties style:use-window-font-color="true"/>
    </style:style>
    <style:style style:name="T10" style:parent-style-name="Hyperlink" style:family="text">
      <style:text-properties style:use-window-font-color="true"/>
    </style:style>
    <style:style style:name="T11" style:parent-style-name="Hyperlink" style:family="text">
      <style:text-properties fo:font-weight="bold" style:font-weight-asian="bold" style:font-weight-complex="bold" style:use-window-font-color="true"/>
    </style:style>
  </office:automatic-styles>
  <office:body>
    <office:text text:use-soft-page-breaks="true">
      <text:p text:style-name="P1"><text:s text:c="18"/>What is bitbucket</text:p>
      <text:p text:style-name="ui_qtext_para"><text:span text:style-name="T2">Bitbucket</text:span><text:s/>is a<text:s/><text:a xlink:href="https://en.wikipedia.org/wiki/Shared_web_hosting_service" office:target-frame-name="_blank" xlink:show="new"><text:span text:style-name="T3">web-based hosting service</text:span></text:a><text:s/>for projects that use either the<text:s/><text:a xlink:href="https://en.wikipedia.org/wiki/Mercurial" office:target-frame-name="_blank" xlink:show="new"><text:span text:style-name="T4">Mercurial</text:span></text:a><text:s/>(since launch) or<text:s/><text:a xlink:href="https://en.wikipedia.org/wiki/Git_%28software%29" office:target-frame-name="_blank" xlink:show="new"><text:span text:style-name="T5">Git</text:span></text:a><text:s/>(since October 2011)<text:s/><text:a xlink:href="https://en.wikipedia.org/wiki/Revision_control" office:target-frame-name="_blank" xlink:show="new"><text:span text:style-name="T6">revision control</text:span></text:a><text:s/>systems. Bitbucket offers both commercial plans and free<text:s/>accounts. It offers free accounts with an unlimited number of private repositories (which can have up to five users in the case of free accounts) as of September 2010, but by inviting three users to join Bitbucket, three more users can be added, for eight users in total. Bitbucket is written in<text:s/><text:a xlink:href="https://en.wikipedia.org/wiki/Python_%28programming_language%29" office:target-frame-name="_blank" xlink:show="new"><text:span text:style-name="T7">Python</text:span></text:a><text:s/>using the<text:s/><text:a xlink:href="https://en.wikipedia.org/wiki/Django_%28web_framework%29" office:target-frame-name="_blank" xlink:show="new"><text:span text:style-name="T8">Django</text:span></text:a><text:s/><text:a xlink:href="https://en.wikipedia.org/wiki/Web_framework" office:target-frame-name="_blank" xlink:show="new"><text:span text:style-name="T9">web framework</text:span></text:a>.</text:p>
      <text:p text:style-name="ui_qtext_para">I think wikipedia definition is not enough , So I will add some more point which will give you better understanding of Bitbucket .</text:p>
      <text:p text:style-name="ui_qtext_para">Any programmer worth their salt knows that<text:s/><text:a xlink:href="http://www.makeuseof.com/tag/git-version-control-youre-developer/" office:target-frame-name="_blank" xlink:show="new"><text:span text:style-name="T10">source control</text:span></text:a><text:s/>is crucial. The most obvious perk is allowing you to securely store your code in a safe place. It doesn’t stop there. Having good source control makes it easier to experiment with new features without worrying about irreparably damaging your program. Source control is something we all should do.</text:p>
      <text:p text:style-name="ui_qtext_para">But regardless of what Version Control System (VCS) you use, you have to think about where you intend to store your code. It’s likely you’ve have heard of GitHub. That’s not surprising. GitHub is used by individuals and enterprises to host code, collaborate on documentation and track issues. It has some pretty big names using it. It’s a pretty big deal.</text:p>
      <text:p text:style-name="ui_qtext_para">But have you heard of<text:s/><text:a xlink:href="https://bitbucket.org/" office:target-frame-name="_blank" xlink:show="new"><text:span text:style-name="T11">BitBucket</text:span></text:a>? You should have. BitBucket has been around for a long time, having been founded in 2008 and bought out in 2010 by Aussie tech giant Atlassian after having developed its own committed contingent of die-hard fans. But is it a worthy competitor to GitHub? And more importantly, is it any good? Here are four reasons you should consider using Bitbucke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i_qtext_para" style:display-name="ui_qtext_para"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qlink_container" style:display-name="qlink_containe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rendered_qtext" style:display-name="rendered_qtex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ukki</dc:creator>
    <meta:creation-date>2009-04-16T11:32:00Z</meta:creation-date>
    <dc:date>2017-12-21T13:35:00Z</dc:date>
    <meta:template xlink:href="Normal" xlink:type="simple"/>
    <meta:editing-cycles>3</meta:editing-cycles>
    <meta:editing-duration>PT60S</meta:editing-duration>
    <meta:user-defined meta:name="Info 1"/>
    <meta:user-defined meta:name="Info 2"/>
    <meta:user-defined meta:name="Info 3"/>
    <meta:user-defined meta:name="Info 4"/>
    <meta:document-statistic meta:page-count="1" meta:paragraph-count="4" meta:word-count="372" meta:character-count="2493" meta:row-count="17" meta:non-whitespace-character-count="2125"/>
  </office:meta>
</office:document-meta>
</file>